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58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434cm" style:rel-column-width="14445*"/>
    </style:style>
    <style:style style:name="Táblázat20.B" style:family="table-column">
      <style:table-column-properties style:column-width="12.146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8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9966" style:font-weight-asian="normal" style:font-weight-complex="normal"/>
    </style:style>
    <style:style style:name="P9" style:family="paragraph" style:parent-style-name="_5b_RPG_5d__20_Táblázattartalom_20_-_20_fejléc">
      <style:text-properties style:use-window-font-color="true"/>
    </style:style>
    <style:style style:name="P10" style:family="paragraph" style:parent-style-name="Text_20_body">
      <style:text-properties fo:background-color="transparent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Text_20_body" style:list-style-name="L1"/>
    <style:style style:name="P13" style:family="paragraph" style:parent-style-name="Heading_20_4" style:master-page-name="First_20_Page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1pt" fo:font-style="italic" fo:font-weight="normal" fo:background-color="#ffcc99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7" style:family="text">
      <style:text-properties fo:background-color="#ffcc99"/>
    </style:style>
    <style:style style:name="T8" style:family="text">
      <style:text-properties fo:background-color="transparen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font-size="8pt" fo:background-color="#ff9966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4">Léglovaglás</text:h>
      <text:p text:style-name="Text_20_body"><text:span text:style-name="T1">Próba: </text:span><text:span text:style-name="T2">dobható</text:span></text:p>
      <text:p text:style-name="Text_20_body"><text:span text:style-name="T1">Domináns Tulajdonságok</text:span>: Önuralom, <text:span text:style-name="T8">Ügyesség, Gyorsaság</text:span></text:p>
      <text:p text:style-name="Text_20_body"><text:span text:style-name="T1">Leírás</text:span>: <text:span text:style-name="T8">Ritka szerencsés, aki ezt a képzettséget tanulhatja, mert Ynev kevés levegőben meglovagolható teremtményeinek egyikét ülheti meg. </text:span><text:span text:style-name="T10">Pteropták, </text:span><text:bookmark-start text:name="DDE_LINK"/><text:span text:style-name="T10">Wyvern</text:span><text:bookmark-end text:name="DDE_LINK"/><text:span text:style-name="T10">-ek, Racklák</text:span><text:span text:style-name="T8"> – hogy csak a közismertebbeket említsük. Aki léglovaglást tanul, az képes megülni a fent említett repülő lényeket a képzettség szintjétől függő tehetséggel.</text:span></text:p>
      <text:p text:style-name="Text_20_body"><text:span text:style-name="T1">Kapcsolódó fortélyok</text:span>: <text:span text:style-name="T8">Állat testvér</text:span></text:p>
      <text:p text:style-name="P10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9">Képzettség Szint</text:p>
            </table:table-cell>
            <table:table-cell table:style-name="Táblázat19.A1" office:value-type="string">
              <text:p text:style-name="P9">Biztos tudás</text:p>
            </table:table-cell>
            <table:table-cell table:style-name="Táblázat19.A1" office:value-type="string">
              <text:p text:style-name="P9">Speciális <text:line-break/><text:span text:style-name="T5">(tanulható fortély, különleges <text:s/>képesség)</text:span></text:p>
            </table:table-cell>
            <table:table-cell table:style-name="Táblázat19.D1" office:value-type="string">
              <text:p text:style-name="P9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7">Lassan, alacsonyan repülő lényt képes óvatosan navigálni.</text:p>
            <text:p text:style-name="P4"><text:span text:style-name="T3">Példa</text:span>: <text:span text:style-name="T8">Újonc léglovas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Önuralom: 0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7">Képes önállóan felmérni a szelet, ami felszálláshoz elengedhetetlen.</text:p>
            <text:p text:style-name="P4"><text:span text:style-name="T3">Példa</text:span>: <text:span text:style-name="T7">xyz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Önuralom: 0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7">Képes jó eséllyel kiszámítani légi ellenfelének röppályáját.</text:p>
            <text:p text:style-name="P4"><text:span text:style-name="T3">Példa</text:span>: <text:span text:style-name="T7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Önuralom: 0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Önuralom: 0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Szinte egybeforr hátasával. </text:p>
            <text:p text:style-name="P4"><text:span text:style-name="T3">Példa</text:span><text:span text:style-name="T8">: A legendás Sárkányszövetség óelf sárkánylovasa.</text:span></text:p>
          </table:table-cell>
          <table:table-cell table:style-name="Táblázat19.A2" office:value-type="string">
            <text:p text:style-name="P5">Állat testvér<text:line-break/><text:span text:style-name="T11">(lehet h elég a 12-es szint is?)</text:span></text:p>
          </table:table-cell>
          <table:table-cell table:style-name="Táblázat19.D2" office:value-type="string">
            <text:p text:style-name="P5">Önuralom: 0</text:p>
          </table:table-cell>
        </table:table-row>
      </table:table>
      <text:p text:style-name="P11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9">Célszám</text:p>
            </table:table-cell>
            <table:table-cell table:style-name="Táblázat20.B1" office:value-type="string">
              <text:p text:style-name="P9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6">Könnyű (</text:span>6)</text:p>
          </table:table-cell>
          <table:table-cell table:style-name="Táblázat20.B2" office:value-type="string">
            <text:p text:style-name="P4">Egyedül megtenni egy iskolakört</text:p>
          </table:table-cell>
        </table:table-row>
        <table:table-row>
          <table:table-cell table:style-name="Táblázat20.A3" office:value-type="string">
            <text:p text:style-name="P3"><text:span text:style-name="T6">Átlagos</text:span> (9)</text:p>
          </table:table-cell>
          <table:table-cell table:style-name="Táblázat20.B3" office:value-type="string">
            <text:p text:style-name="P4">Gond nélkül fel és leszállni. Zavaró körülmények nélkül akár hosszabb utat is megtenni.</text:p>
          </table:table-cell>
        </table:table-row>
        <table:table-row>
          <table:table-cell table:style-name="Táblázat20.A2" office:value-type="string">
            <text:p text:style-name="P3"><text:span text:style-name="T6">Nehéz</text:span> (12)</text:p>
          </table:table-cell>
          <table:table-cell table:style-name="Táblázat20.B2" office:value-type="string">
            <text:p text:style-name="P4">Fordulózni. Harcolni. Közepesen s<text:span text:style-name="T9">érült hátassal navigálni.</text:span></text:p>
          </table:table-cell>
        </table:table-row>
        <table:table-row>
          <table:table-cell table:style-name="Táblázat20.A3" office:value-type="string">
            <text:p text:style-name="P3"><text:span text:style-name="T6">Nagyon nehéz</text:span> (15)</text:p>
          </table:table-cell>
          <table:table-cell table:style-name="Táblázat20.B3" office:value-type="string">
            <text:p text:style-name="P4"><text:span text:style-name="T9">Tömegben harcolni (levegőben). </text:span>Erősen sérült hátassal rossz időben navigálni.</text:p>
            <text:p text:style-name="P4">Egyensúlyból kibillent hátas „rendezni”.</text:p>
          </table:table-cell>
        </table:table-row>
        <table:table-row>
          <table:table-cell table:style-name="Táblázat20.A2" office:value-type="string">
            <text:p text:style-name="P3"><text:span text:style-name="T6">Rendkívül nehéz</text:span> (18)</text:p>
          </table:table-cell>
          <table:table-cell table:style-name="Táblázat20.B2" office:value-type="string">
            <text:p text:style-name="P8">Zuhanásból sérült hátast kihozni.</text:p>
          </table:table-cell>
        </table:table-row>
        <table:table-row>
          <table:table-cell table:style-name="Táblázat20.A2" office:value-type="string">
            <text:p text:style-name="P3"><text:span text:style-name="T6">Emberfeletti</text:span> (21)</text:p>
          </table:table-cell>
          <table:table-cell table:style-name="Táblázat20.B2" office:value-type="string">
            <text:p text:style-name="P4">Az évszázad viharában zuhanó hátasodat felhúzni, miközben ellenfeled nyakadat szorongatja.</text:p>
          </table:table-cell>
        </table:table-row>
      </table:table>
      <text:p text:style-name="Text_20_body">Célszámot módosító körülmények:</text:p>
      <text:list text:style-name="L1">
        <text:list-item>
          <text:p text:style-name="P12"><text:span text:style-name="_5b_RPG_5d__20_Áthúzott"><text:span text:style-name="T4">Vad hátas: + [1-3]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km100 képzettségrendszer</dc:title>
    <dc:subject>Képzettségrendszer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56" meta:word-count="214" meta:character-count="1623"/>
  </office:meta>
</office:document-meta>
</file>